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text-properties fo:font-style="normal" fo:font-weight="bold" style:font-style-asian="normal" style:font-weight-asian="bold" style:font-style-complex="normal" style:font-weight-complex="bold"/>
    </style:style>
    <style:style style:name="P3" style:family="paragraph" style:parent-style-name="Standard" style:list-style-name="L3">
      <style:text-properties fo:font-style="normal" fo:font-weight="bold" style:font-style-asian="normal" style:font-weight-asian="bold" style:font-style-complex="normal" style:font-weight-complex="bold"/>
    </style:style>
    <style:style style:name="P4" style:family="paragraph" style:parent-style-name="Standard" style:list-style-name="L4">
      <style:text-properties fo:font-style="normal" fo:font-weight="bold" style:font-style-asian="normal" style:font-weight-asian="bold" style:font-style-complex="normal" style:font-weight-complex="bold"/>
    </style:style>
    <style:style style:name="P5" style:family="paragraph" style:parent-style-name="Standard" style:list-style-name="L5">
      <style:text-properties fo:font-style="normal" fo:font-weight="bold" style:font-style-asian="normal" style:font-weight-asian="bold" style:font-style-complex="normal" style:font-weight-complex="bold"/>
    </style:style>
    <style:style style:name="P6"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7" style:family="paragraph" style:parent-style-name="Standard" style:list-style-name="L4">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8" style:family="paragraph" style:parent-style-name="Standard" style:list-style-name="L1">
      <style:text-properties style:font-name="Courier New"/>
    </style:style>
    <style:style style:name="P9" style:family="paragraph" style:parent-style-name="Standard">
      <style:text-properties style:font-name="Courier New" fo:font-style="normal" fo:font-weight="bold" style:font-style-asian="normal" style:font-weight-asian="bold" style:font-style-complex="normal" style:font-weight-complex="bold"/>
    </style:style>
    <style:style style:name="P10" style:family="paragraph" style:parent-style-name="Standard" style:list-style-name="L1">
      <style:text-properties style:font-name="Courier New" fo:font-style="normal" fo:font-weight="bold" style:font-style-asian="normal" style:font-weight-asian="bold" style:font-style-complex="normal" style:font-weight-complex="bold"/>
    </style:style>
    <style:style style:name="P11" style:family="paragraph" style:parent-style-name="Standard" style:list-style-name="L2">
      <style:text-properties style:font-name="Courier New" fo:font-style="normal" fo:font-weight="bold" style:font-style-asian="normal" style:font-weight-asian="bold" style:font-style-complex="normal" style:font-weight-complex="bold"/>
    </style:style>
    <style:style style:name="P12" style:family="paragraph" style:parent-style-name="Standard" style:list-style-name="L2">
      <style:text-properties style:font-name="Courier New"/>
    </style:style>
    <style:style style:name="P13" style:family="paragraph" style:parent-style-name="Standard" style:list-style-name="L3"/>
    <style:style style:name="P14" style:family="paragraph" style:parent-style-name="Standard" style:list-style-name="L4"/>
    <style:style style:name="P15" style:family="paragraph" style:parent-style-name="Standard" style:list-style-name="L5"/>
    <style:style style:name="P16" style:family="paragraph" style:parent-style-name="Standard">
      <style:text-properties fo:color="#ff0000" fo:font-style="normal" fo:font-weight="bold" style:font-style-asian="normal" style:font-weight-asian="bold" style:font-style-complex="normal" style:font-weight-complex="bold"/>
    </style:style>
    <style:style style:name="P17" style:family="paragraph" style:parent-style-name="Standard" style:list-style-name="L3">
      <style:text-properties fo:color="#ff0000" fo:font-style="italic"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style:font-name="Courier New"/>
    </style:style>
    <style:style style:name="T5" style:family="text">
      <style:text-properties style:font-name="Courier New" fo:font-style="normal" style:text-underline-style="none" fo:font-weight="normal" style:font-style-asian="normal" style:font-weight-asian="normal" style:font-style-complex="normal" style:font-weight-complex="normal"/>
    </style:style>
    <style:style style:name="T6" style:family="text">
      <style:text-properties style:font-name="Courier New" fo:font-style="italic" fo:font-weight="normal" style:font-style-asian="italic" style:font-weight-asian="normal" style:font-style-complex="italic" style:font-weight-complex="normal"/>
    </style:style>
    <style:style style:name="T7" style:family="text">
      <style:text-properties style:font-name="Courier New" fo:font-style="italic" style:text-underline-style="solid" style:text-underline-width="auto" style:text-underline-color="font-color" fo:font-weight="normal" style:font-style-asian="italic" style:font-weight-asian="normal" style:font-style-complex="italic" style:font-weight-complex="normal"/>
    </style:style>
    <style:style style:name="T8" style:family="text">
      <style:text-properties style:font-name="Courier New" fo:font-style="italic" style:text-underline-style="none" fo:font-weight="normal" style:font-style-asian="italic" style:font-weight-asian="normal" style:font-style-complex="italic" style:font-weight-complex="normal"/>
    </style:style>
    <style:style style:name="T9" style:family="text">
      <style:text-properties style:font-name="Courier New" fo:font-style="italic" style:text-underline-style="none" style:font-style-asian="italic" style:font-style-complex="italic"/>
    </style:style>
    <style:style style:name="T10" style:family="text">
      <style:text-properties style:font-name="Courier New" fo:font-weight="normal" style:font-weight-asian="normal" style:font-weight-complex="normal"/>
    </style:style>
    <style:style style:name="T11" style:family="text">
      <style:text-properties style:font-name="Courier New" style:text-underline-style="solid" style:text-underline-width="auto" style:text-underline-color="font-color" fo:font-weight="normal" style:font-weight-asian="normal" style:font-weight-complex="normal"/>
    </style:style>
    <style:style style:name="T12" style:family="text">
      <style:text-properties style:font-name="Courier New" style:text-underline-style="none"/>
    </style:style>
    <style:style style:name="T13" style:family="text">
      <style:text-properties style:font-name="Courier New" style:text-underline-style="none" fo:font-weight="normal" style:font-weight-asian="normal" style:font-weight-complex="normal"/>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style:text-underline-style="none" fo:font-weight="normal" style:font-weight-asian="normal" style:font-weight-complex="normal"/>
    </style:style>
    <style:style style:name="T16" style:family="text">
      <style:text-properties fo:color="#800000" style:font-name="Courier New" style:text-underline-style="none" fo:font-weight="normal" style:font-weight-asian="normal" style:font-weight-complex="normal"/>
    </style:style>
    <style:style style:name="T17" style:family="text">
      <style:text-properties fo:color="#ff0000" style:font-name="Courier New" style:text-underline-style="none" fo:font-weight="normal" style:font-weight-asian="normal" style:font-weight-complex="normal"/>
    </style:style>
    <style:style style:name="T18" style:family="text">
      <style:text-properties fo:color="#ff0000" style:font-name="Courier New" style:text-underline-style="solid" style:text-underline-width="auto" style:text-underline-color="font-color" fo:font-weight="normal" style:font-weight-asian="normal" style:font-weight-complex="normal"/>
    </style:style>
    <style:style style:name="T19" style:family="text">
      <style:text-properties fo:color="#ff0000" style:font-name="Courier New" fo:font-weight="normal" style:font-weight-asian="normal" style:font-weight-complex="normal"/>
    </style:style>
    <style:style style:name="T20" style:family="text">
      <style:text-properties fo:color="#ff0000" style:text-underline-style="solid" style:text-underline-width="auto" style:text-underline-color="font-color" fo:font-weight="normal" style:font-weight-asian="normal" style:font-weight-complex="normal"/>
    </style:style>
    <style:style style:name="T21" style:family="text">
      <style:text-properties fo:color="#ff0000" style:text-underline-style="none" fo:font-weight="normal" style:font-weight-asian="normal" style:font-weight-complex="normal"/>
    </style:style>
    <style:style style:name="T22" style:family="text">
      <style:text-properties fo:color="#ff0000"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44599465448694595" text:style-name="L1">
        <text:list-item>
          <text:p text:style-name="P8"><text:span text:style-name="T1">Briefly outline the role of the Process Control Block (PCB), listing and describing three pieces of information an Operating System might choose to store in the PCB.</text:span></text:p>
          <text:p text:style-name="P10">A: <text:span text:style-name="T22">A Process Control Block(PCB) is attached to each live process for saving and restoring state when context switching.</text:span><text:span text:style-name="T3"> When an operating system switches processes, it updates the current thread's PCB and then it refers to the PCB of the process it's switching to. Though what exactly a PCB stores is system dependent, it's safe to assume the PCB stores the following:</text:span></text:p>
          <text:p text:style-name="P10"><text:span text:style-name="T3">I) </text:span><text:span text:style-name="T22">Process ID(PID):</text:span><text:span text:style-name="T3"> Stores the process's unique number which identifies this process. </text:span></text:p>
          <text:p text:style-name="P10"><text:span text:style-name="T3">II) </text:span><text:span text:style-name="T22">Scheduling Information:</text:span><text:span text:style-name="T3"> Stores things like a pointer to the scheduling queue(Holds the processes waiting to run on the CPU), the priority of the process to which the PCB belongs to, and scheduling parameters, things that affect the process's priority. </text:span></text:p>
          <text:p text:style-name="P10"><text:span text:style-name="T3">III) </text:span><text:span text:style-name="T22">Program Counter:</text:span><text:span text:style-name="T3"> Stores the next program instruction to execute for this process. </text:span></text:p>
        </text:list-item>
      </text:list>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list xml:id="list8501799534315760068" text:style-name="L2">
        <text:list-item>
          <text:p text:style-name="P12"><text:soft-page-break/><text:span text:style-name="T2">If we assume that when processes are interrupted they are placed in a queue containing all non-running processes not waiting for an I/O operation to complete, briefly describe two strategies the Operating System might adopt to service that queue. One-word answers will not suffice.</text:span></text:p>
          <text:p text:style-name="P11">A:<text:span text:style-name="T3"> We could sort this queue many ways. Naturally, we could do first come first serve, but that's non-premptive and those processes that require a lot of CPU time may hog the CPU, even if they're not that important. It's inefficient. Listed below are some better ways to service the queue:</text:span></text:p>
          <text:p text:style-name="P11"><text:span text:style-name="T3">I) </text:span><text:span text:style-name="T20">Round Robin:</text:span><text:span text:style-name="T15"> Each process running on the CPU is given a fixed amount of time to run, usually around 10 to 100 milliseconds. Once time is up, regardless as to if the process is done running on the CPU or not, we preempt(kick off)</text:span><text:span text:style-name="T3"> the process and send it back to the queue of programs ready to run on the CPU that do not need IO. This way those processes that only require a little CPU time can finish in a reasonable amount of time while those that need a lot of CPU time can still chip away at the time they need. There are weaknesses however, such as if all jobs are the same length, we waste time context switching. </text:span></text:p>
          <text:p text:style-name="P11"><text:span text:style-name="T3">II) </text:span><text:span text:style-name="T20">Shortest Job First</text:span><text:span text:style-name="T21">:</text:span><text:span text:style-name="T15"> The process with the shortest needed CPU time will run first ahead of those with longer CPU time needed. When a new process arrives that has a shorter CPU run time needed than the currently running Process, we could preempt the running process to put in place the shorter CPU time needed process. Though this is more effective than Round Robin at getting short processes completed and out of the way and for keeping mean waiting time down for the queue, it requires we know how much time the process will need on the CPU, which is hard to do as well as it may be unfair on bigger jobs. </text:span></text:p>
        </text:list-item>
      </text:list>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list xml:id="list5500736612313638947" text:style-name="L3">
        <text:list-item>
          <text:p text:style-name="P13"><text:soft-page-break/><text:span text:style-name="T6">Outline a mechanism by which counting semaphores could be implemented using the minimal number of binary semaphores and ordinary machine instructions. Include C or pseudo code snippets if you feel this will make your answer clearer and/or more concise.</text:span></text:p>
          <text:p text:style-name="P3"><text:span text:style-name="T4">A:</text:span><text:span text:style-name="T10"> To replace a counting Semaphore, we can create an ADT outlined below in pseudo code. </text:span></text:p>
          <text:p text:style-name="P3"><text:span text:style-name="T10"/></text:p>
          <text:p text:style-name="P17"><text:span text:style-name="T10"><text:s text:c="3"/>countingSemaphore: </text:span></text:p>
          <text:p text:style-name="P17"><text:span text:style-name="T10"><text:s text:c="5"/>int available = n</text:span></text:p>
          <text:p text:style-name="P17"><text:span text:style-name="T10"><text:s text:c="5"/>BinarySemaphore wait = 0</text:span></text:p>
          <text:p text:style-name="P17"><text:span text:style-name="T10"><text:s text:c="5"/>int waitingNum = 0</text:span></text:p>
          <text:p text:style-name="P17"><text:span text:style-name="T10"><text:s text:c="5"/>BinarySemaphore mutex = 1</text:span></text:p>
          <text:p text:style-name="P3"><text:span text:style-name="T10"/></text:p>
          <text:p text:style-name="P3"><text:span text:style-name="T10">Our countingSemaphore can be implemented with two binary semaphores and two integers. </text:span></text:p>
          <text:p text:style-name="P3"><text:span text:style-name="T10">+</text:span><text:span text:style-name="T11">'</text:span><text:span text:style-name="T7">available'</text:span><text:span text:style-name="T10"> is used to keep track of available resources (As a counting semaphore is typically used to control access to a limited resource). It is initially set to </text:span><text:span text:style-name="T6">'n'</text:span><text:span text:style-name="T10">, </text:span><text:span text:style-name="T6">'n' </text:span><text:span text:style-name="T10">being the number of resources we have available to us(We'd know this upon creation of our counting semaphore). </text:span></text:p>
          <text:p text:style-name="P3"><text:span text:style-name="T10">+</text:span><text:span text:style-name="T7">'wait'</text:span><text:span text:style-name="T10"> is used to make the accessing process wait until a resource becomes available(Given there are none available, something that is checked for in the </text:span><text:span text:style-name="T6">'test'</text:span><text:span text:style-name="T10"> call). This is why it's initially set to zero, or down, so that when we test/call P on our wait Binary Semaphore, it'll wait until we increment/call V on </text:span><text:span text:style-name="T6">'wait' </text:span><text:span text:style-name="T10">(which is done in </text:span><text:span text:style-name="T6">'increment' ),</text:span><text:span text:style-name="T10"> in which case, the waiting process will wake up and proceed. </text:span></text:p>
          <text:p text:style-name="P3"><text:span text:style-name="T10">+</text:span><text:span text:style-name="T7">'waitingNum'</text:span><text:span text:style-name="T13"> is used to keep track of the number of processes waiting for a resource to become available. Ie, the processes that are currently waiting for V to be called on the </text:span><text:span text:style-name="T8">'wait'</text:span><text:span text:style-name="T13"> binary semaphore. This is important for deciding when to call V on </text:span><text:span text:style-name="T8">'wait'</text:span><text:span text:style-name="T13">. </text:span></text:p>
          <text:p text:style-name="P3"><text:span text:style-name="T13">+</text:span><text:span text:style-name="T7">'mutex'</text:span><text:span text:style-name="T13"> is used to control access/ensure mutual exclusion to code inside </text:span><text:span text:style-name="T8">'test'</text:span><text:span text:style-name="T13"> and </text:span><text:span text:style-name="T8">'increment'</text:span><text:span text:style-name="T13"> calls. We initially set it to one to allow the first process to get in. <text:s/></text:span></text:p>
        </text:list-item>
      </text:list>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oft-page-break/><text:span text:style-name="T13"><text:tab/>To simulate our P and V calls for our fabricated counting <text:s text:c="2"/></text:span></text:p>
      <text:p text:style-name="P2"><text:span text:style-name="T13"><text:s text:c="5"/>semaphore, we'll create </text:span><text:span text:style-name="T8">'test'</text:span><text:span text:style-name="T13"> and </text:span><text:span text:style-name="T8">'increment'</text:span><text:span text:style-name="T13"> functions <text:s/></text:span></text:p>
      <text:p text:style-name="P2"><text:span text:style-name="T13"><text:s text:c="5"/>outlined below in psuedo-code.</text:span></text:p>
      <text:p text:style-name="P2"><text:span text:style-name="T13"><text:s text:c="5"/></text:span></text:p>
      <text:p text:style-name="P16"><text:span text:style-name="T13"><text:s text:c="5"/></text:span><text:span text:style-name="T8"><text:s text:c="3"/>test(countingSemaphore S):</text:span></text:p>
      <text:p text:style-name="P16"><text:span text:style-name="T13"><text:s text:c="5"/></text:span><text:span text:style-name="T8"><text:s text:c="5"/>P(S.mutex)</text:span></text:p>
      <text:p text:style-name="P16"><text:span text:style-name="T8"><text:s text:c="10"/>if S.available == 0:</text:span></text:p>
      <text:p text:style-name="P16"><text:span text:style-name="T8"><text:s text:c="12"/>S.waitingNum++</text:span></text:p>
      <text:p text:style-name="P16"><text:span text:style-name="T8"><text:s text:c="12"/>V(S.mutex)</text:span></text:p>
      <text:p text:style-name="P16"><text:span text:style-name="T8"><text:s text:c="12"/>P(S.wait)</text:span></text:p>
      <text:p text:style-name="P16"><text:span text:style-name="T8"><text:s text:c="10"/>else:</text:span></text:p>
      <text:p text:style-name="P16"><text:span text:style-name="T8"><text:s text:c="12"/>S.available--</text:span></text:p>
      <text:p text:style-name="P16"><text:span text:style-name="T8"><text:s text:c="12"/>V(S.mutex)</text:span></text:p>
      <text:p text:style-name="P2"><text:span text:style-name="T8"/></text:p>
      <text:p text:style-name="P2"><text:span text:style-name="T13"><text:s text:c="5"/>We must pass in the countingSemaphore we're working with. We </text:span></text:p>
      <text:p text:style-name="P2"><text:span text:style-name="T13"><text:s text:c="5"/>first ensure we have exclusive access to the countingSemaphore </text:span></text:p>
      <text:p text:style-name="P2"><text:span text:style-name="T13"><text:s text:c="5"/>we're working with, ie, that no other thread is working on </text:span></text:p>
      <text:p text:style-name="P2"><text:span text:style-name="T13"><text:s text:c="5"/>countingSemaphore. Once that's ensured, we check if the number </text:span></text:p>
      <text:p text:style-name="P2"><text:span text:style-name="T13"><text:s text:c="5"/>of available resources is zero, if so, we increase the number of <text:s/></text:span></text:p>
      <text:p text:style-name="P2"><text:span text:style-name="T13"><text:s text:c="5"/>threads waiting for a resource, we give up exclusive access to </text:span></text:p>
      <text:p text:style-name="P2"><text:span text:style-name="T13"><text:s text:c="5"/>the countingSemaphore, then we set our thread to wait (Does <text:s text:c="4"/></text:span></text:p>
      <text:p text:style-name="P2"><text:span text:style-name="T13"><text:s text:c="5"/>this by calling P on 'wait' which is always zero at this stage </text:span></text:p>
      <text:p text:style-name="P2"><text:span text:style-name="T13"><text:s text:c="5"/>of our </text:span><text:span text:style-name="T8">'test'</text:span><text:span text:style-name="T13"> call). Given there is an available resource, we </text:span></text:p>
      <text:p text:style-name="P2"><text:span text:style-name="T13"><text:s text:c="5"/>decrease the number of available resources and then give up </text:span></text:p>
      <text:p text:style-name="P2"><text:span text:style-name="T13"><text:s text:c="5"/>exclusive access to our countingSemaphore. </text:span><text:span text:style-name="T8"><text:s/></text:span></text:p>
      <text:p text:style-name="P2"><text:span text:style-name="T8"/></text:p>
      <text:p text:style-name="P16"><text:span text:style-name="T8"><text:s text:c="8"/>increment(countingSemaphore S):</text:span></text:p>
      <text:p text:style-name="P16"><text:span text:style-name="T8"><text:s text:c="10"/>p(S.mutex)</text:span></text:p>
      <text:p text:style-name="P16"><text:span text:style-name="T8"><text:s text:c="10"/>if S.waitingNum &gt; 0:</text:span></text:p>
      <text:p text:style-name="P16"><text:span text:style-name="T8"><text:s text:c="12"/>S.waitingNum--</text:span></text:p>
      <text:p text:style-name="P16"><text:span text:style-name="T8"><text:s text:c="12"/>V(S.wait)</text:span></text:p>
      <text:p text:style-name="P16"><text:span text:style-name="T8"><text:s text:c="12"/>V(S.mutex)</text:span></text:p>
      <text:p text:style-name="P16"><text:span text:style-name="T8"><text:s text:c="10"/>else:</text:span></text:p>
      <text:p text:style-name="P16"><text:span text:style-name="T8"><text:s text:c="12"/>S.available++</text:span></text:p>
      <text:p text:style-name="P16"><text:span text:style-name="T8"><text:s text:c="12"/>V(S.mutex)</text:span></text:p>
      <text:p text:style-name="P2"><text:span text:style-name="T8"/></text:p>
      <text:p text:style-name="P2"><text:span text:style-name="T8"><text:s text:c="5"/></text:span><text:span text:style-name="T13">We must pass in the countingSemaphore we're working with. We </text:span></text:p>
      <text:p text:style-name="P2"><text:span text:style-name="T13"><text:s text:c="5"/>first ensure we have exclusive access to the countingSemaphore </text:span></text:p>
      <text:p text:style-name="P2"><text:span text:style-name="T13"><text:s text:c="5"/>we're working with, ie, that no other thread is working on </text:span></text:p>
      <text:p text:style-name="P2"><text:span text:style-name="T13"><text:s text:c="5"/>countingSemaphore. Once that's ensured, we check if there are </text:span></text:p>
      <text:p text:style-name="P2"><text:span text:style-name="T13"><text:s text:c="5"/>any waiting threads (waiting for a resource to become available)</text:span></text:p>
      <text:p text:style-name="P2"><text:span text:style-name="T13"><text:s text:c="5"/>If there are some waiting, we then decrease the number waiting </text:span></text:p>
      <text:p text:style-name="P2"><text:span text:style-name="T13"><text:s text:c="5"/>by one and then increment </text:span><text:span text:style-name="T8">'S.wait'</text:span><text:span text:style-name="T13"> which will let one thread </text:span></text:p>
      <text:p text:style-name="P2"><text:span text:style-name="T13"><text:s text:c="5"/>proceed past the P call on </text:span><text:span text:style-name="T8">'wait'</text:span><text:span text:style-name="T13"> based on first come first <text:s/></text:span></text:p>
      <text:p text:style-name="P2"><text:span text:style-name="T13"><text:s text:c="5"/>serve. We then relinquish exclusive control to our </text:span></text:p>
      <text:p text:style-name="P2"><text:span text:style-name="T13"><text:s text:c="5"/>countingSemaphore. If there are no threads waiting, we increase </text:span></text:p>
      <text:p text:style-name="P2"><text:soft-page-break/><text:span text:style-name="T13"><text:s text:c="5"/>the number of available resources before giving up exclusive </text:span></text:p>
      <text:p text:style-name="P2"><text:span text:style-name="T13"><text:s text:c="5"/>control to our countingSemaphore. <text:s/></text:span></text:p>
      <text:p text:style-name="P2"><text:span text:style-name="T13"/></text:p>
      <text:list xml:id="list1624242434310114031" text:style-name="L4">
        <text:list-item>
          <text:p text:style-name="P14"><text:span text:style-name="T9">Define the terms “race condition”, “deadlock”, and “starvation” as they relate to Operating System design and outline the relationship between deadlock and starvation.</text:span></text:p>
          <text:p text:style-name="P4"><text:span text:style-name="T12">A:</text:span><text:span text:style-name="T13"> </text:span><text:span text:style-name="T18">Race Condition:</text:span><text:span text:style-name="T13"> Occurs when two or more threads/processes that share data want to change the data at the same time. Though the CPU scheduler decides the order in which the threads/processes access the data, we say that the threads/processes are “racing” to the data. Though technically the existence of a race condition itself causes no problem on its own, it does allow for the possibility of data inconsistency and for deadlocks to happen. </text:span></text:p>
          <text:p text:style-name="P7"><text:span text:style-name="T19">Deadlock:</text:span><text:span text:style-name="T13"> When a set of processes has all of its processes or threads waiting for an event which is only caused by another threads or process in the set. <text:s/></text:span></text:p>
          <text:p text:style-name="P7"><text:span text:style-name="T19">Starvation:</text:span><text:span text:style-name="T13"> When a process or thread is waiting forever to use the CPU. It's “starved”. </text:span></text:p>
        </text:list-item>
      </text:list>
      <text:p text:style-name="P6"><text:span text:style-name="T13"/></text:p>
      <text:p text:style-name="P6"><text:span text:style-name="T13"><text:tab/></text:span><text:span text:style-name="T19">Relation:</text:span><text:span text:style-name="T13"> If a Deadlock occurs, it is because there was a race <text:tab/>condition between the threads involved in the deadlock. Though a </text:span></text:p>
      <text:p text:style-name="P6"><text:span text:style-name="T13"><text:s text:c="5"/>Deadlock infers there was a race condition, a race condition </text:span></text:p>
      <text:p text:style-name="P6"><text:span text:style-name="T13"><text:s text:c="5"/>does not infer that there is a deadlock. When threads/processes <text:s text:c="3"/></text:span></text:p>
      <text:p text:style-name="P6"><text:span text:style-name="T13"><text:s text:c="5"/>are in a deadlock, the threads/processes involved are said to be</text:span></text:p>
      <text:p text:style-name="P6"><text:span text:style-name="T13"><text:s text:c="5"/>starved as they will be waiting forever to access the CPU. </text:span></text:p>
      <text:p text:style-name="P6"><text:span text:style-name="T13"><text:s text:c="5"/>Though a deadlock infers that the threads/processes involved are</text:span></text:p>
      <text:p text:style-name="P6"><text:span text:style-name="T13"><text:s text:c="5"/>starved, it is not the case that when a thread/process is </text:span></text:p>
      <text:p text:style-name="P6"><text:span text:style-name="T13"><text:s text:c="5"/>starved, that it's involved in a deadlock.</text:span></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list xml:id="list6805048060091353359" text:style-name="L5">
        <text:list-item>
          <text:p text:style-name="P15"><text:soft-page-break/><text:span text:style-name="T8">Can the “priority inversion” problem outlined in section (3) of the background information to Lab 2 occur if user-level threads are used instead of kernel-level threads? Explain your answer.</text:span></text:p>
          <text:p text:style-name="P5"><text:span text:style-name="T12">A: </text:span><text:span text:style-name="T13">With kernel-level threads, preemption can happen as the OS can see with threads are more important. This means that our inversion problem can occur. However, when it comes to user-level threads, there is no preemption allowed. This is assuming there are no special calls developed for allowing a user-level thread to call to it's associated kernel-level thread(Given it's in a model where the user-level threads are tied to at least one kernel-level thread) to allow user-level threads to preempt. Linux does have some calls that allow this, like SIGALARM, a timer-signal. However, assuming there are no special calls like this in our OS, then a user-level thread cannot preempt. </text:span></text:p>
          <text:p text:style-name="P5"><text:span text:style-name="T13"/></text:p>
          <text:p text:style-name="P5"><text:span text:style-name="T13">This is important because if a thread cannot preempt, then the inversion problem can never occur. The Inversion problem occurs when a thread(B) that doesn't share a Critical section with another higher priority thread(A) runs on the CPU before that higher level thread. This can only happen when (A) is stuck waiting on a lower-priority thread(C)(Even lower priority than (B)) that it shares a Critical Section with as it runs on the CPU ((A) Can't run on CPU until the critical section is open). When (B) comes into the ready queue and given the queue is priority sorted, if it's a kernel-level thread, it will preempt (C) since it doesn't share a critical section with it. Ie, it'll run before (A), causing the Priority Inversion Problem. </text:span></text:p>
        </text:list-item>
      </text:list>
      <text:p text:style-name="P2"><text:span text:style-name="T13"/></text:p>
      <text:p text:style-name="P2"><text:span text:style-name="T13"><text:tab/></text:span><text:span text:style-name="T17">This shows that our priority inversion problem cannot occur if </text:span></text:p>
      <text:p text:style-name="P16"><text:span text:style-name="T13"><text:s text:c="5"/>there is no preemption allowed, which is what we are assuming </text:span></text:p>
      <text:p text:style-name="P16"><text:span text:style-name="T13"><text:s text:c="5"/>for user-level threads (This bars special calls). </text:span></text:p>
      <text:p text:style-name="P2"><text:span text:style-name="T8"/></text:p>
      <text:p text:style-name="P2"><text:span text:style-name="T13"><text:s text:c="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Courier New"/>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Stephen Woodbury – 1429496 – swoodbur</text:p>
        <text:p text:style-name="MP1">HW2 - CMPS 111 – Spring 2018 – 4/25/2018 - Wednesda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phen Woodbury</meta:initial-creator>
    <meta:creation-date>2018-04-25T18:33:16.54</meta:creation-date>
    <dc:date>2018-04-25T23:49:58.05</dc:date>
    <dc:creator>Stephen Woodbury</dc:creator>
    <meta:editing-duration>PT2H9M45S</meta:editing-duration>
    <meta:editing-cycles>3</meta:editing-cycles>
    <meta:generator>OpenOffice/4.1.2$Win32 OpenOffice.org_project/412m3$Build-9782</meta:generator>
    <meta:document-statistic meta:table-count="0" meta:image-count="0" meta:object-count="0" meta:page-count="6" meta:paragraph-count="87" meta:word-count="1584" meta:character-count="9876"/>
  </office:meta>
</office:document-meta>
</file>